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eamViewer15" svg:font-family="TeamViewer15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style:font-name="TeamViewer15" style:font-name-complex="TeamViewer15" fo:font-size="13pt" style:font-size-asian="13pt" style:font-size-complex="13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style:font-name="TeamViewer15" style:font-name-complex="TeamViewer15" fo:font-size="13pt" style:font-size-asian="13pt" style:font-size-complex="13pt" fo:font-weight="bold" style:font-weight-asian="bold"/>
    </style:style>
    <style:style style:name="P2" style:family="paragraph" style:parent-style-name="Normal">
      <style:paragraph-properties/>
    </style:style>
    <style:style style:name="T3" style:family="text">
      <style:text-properties fo:font-weight="bold" style:font-weight-asian="bold"/>
    </style:style>
    <style:style style:name="P3" style:family="paragraph" style:parent-style-name="Normal">
      <style:paragraph-properties/>
    </style:style>
    <style:style style:name="T4" style:family="text">
      <style:text-properties/>
    </style:style>
    <style:style style:name="P4" style:family="paragraph" style:parent-style-name="Normal">
      <style:paragraph-properties/>
    </style:style>
    <style:style style:name="T5" style:family="text">
      <style:text-properties fo:font-weight="bold" style:font-weight-asian="bold"/>
    </style:style>
    <style:style style:name="P5" style:family="paragraph" style:parent-style-name="Normal">
      <style:paragraph-properties/>
    </style:style>
    <style:style style:name="T6" style:family="text">
      <style:text-properties/>
    </style:style>
    <style:style style:name="P6" style:family="paragraph" style:parent-style-name="Normal">
      <style:paragraph-properties/>
    </style:style>
    <style:style style:name="P7" style:family="paragraph" style:parent-style-name="Normal">
      <style:paragraph-properties/>
    </style:style>
    <style:style style:name="T7" style:family="text">
      <style:text-properties style:text-position="super"/>
    </style:style>
    <style:style style:name="P8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9" style:family="text">
      <style:text-properties/>
    </style:style>
    <style:style style:name="P10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1" style:family="paragraph" style:parent-style-name="Normal">
      <style:paragraph-properties/>
    </style:style>
    <style:style style:name="T11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P13" style:family="paragraph" style:parent-style-name="Normal">
      <style:paragraph-properties/>
    </style:style>
    <style:style style:name="T12" style:family="text">
      <style:text-properties style:text-position="super"/>
    </style:style>
    <style:style style:name="P14" style:family="paragraph" style:parent-style-name="Normal">
      <style:paragraph-properties/>
    </style:style>
    <style:style style:name="T13" style:family="text">
      <style:text-properties/>
    </style:style>
    <style:style style:name="P15" style:family="paragraph" style:parent-style-name="Normal">
      <style:paragraph-properties/>
    </style:style>
    <style:style style:name="T14" style:family="text">
      <style:text-properties/>
    </style:style>
    <style:style style:name="P16" style:family="paragraph" style:parent-style-name="Normal">
      <style:paragraph-properties/>
    </style:style>
    <style:style style:name="T15" style:family="text">
      <style:text-properties fo:font-size="9pt" style:font-size-asian="9pt" style:font-size-complex="9pt"/>
    </style:style>
    <style:style style:name="P17" style:family="paragraph" style:parent-style-name="Normal">
      <style:paragraph-properties/>
    </style:style>
    <style:style style:name="T16" style:family="text">
      <style:text-properties/>
    </style:style>
    <style:style style:name="P18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bac4eb" style:family="table">
      <style:table-properties style:rel-width="100" table:align="center"/>
    </style:style>
    <style:style style:name="bac4eb.0" style:family="table-column">
      <style:table-column-properties style:column-width="7.76cm"/>
    </style:style>
    <style:style style:name="bac4eb" style:family="table">
      <style:table-properties style:rel-width="100" table:align="center"/>
    </style:style>
    <style:style style:name="bac4eb.0" style:family="table-column">
      <style:table-column-properties style:column-width="7.76cm"/>
    </style:style>
    <style:style style:name="29c670" style:family="table">
      <style:table-properties style:rel-width="100" table:align="center"/>
    </style:style>
    <style:style style:name="29c670.0" style:family="table-column">
      <style:table-column-properties style:column-width="8.82cm"/>
    </style:style>
    <style:style style:name="29c670.1" style:family="table-column">
      <style:table-column-properties style:column-width="12.35cm"/>
    </style:style>
    <style:style style:name="bac4eb" style:family="table">
      <style:table-properties style:rel-width="100" table:align="center"/>
    </style:style>
    <style:style style:name="bac4eb.0" style:family="table-column">
      <style:table-column-properties style:column-width="7.76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able:table table:name="9f302c" table:style="9f302c">
          <table:table-column table:style-name="9f302c.0"/>
          <table:table-row>
            <table:table-cell office:value-type="string">
              <text:p><text:span>FOTO</text:span></text:p>
            </table:table-cell>
          </table:table-row>
        </table:table>
        <text:p text:style-name="P1"><text:span text:style-name="T1"><text:s text:c="34"/>SOLICITUD DE INSCRIPCION</text:span></text:p>
        <text:p text:style-name="P2"><text:span text:style-name="T2"><text:s text:c="35"/>20_________<text:s text:c="2"/>-<text:s text:c="2"/>20________</text:span></text:p>
        <text:p text:style-name="P3"><text:span text:style-name="T3"><text:s text:c="109"/>FECHA:____________</text:span></text:p>
        <text:p text:style-name="P4"><text:span text:style-name="T4"><text:s text:c="103"/>INSCRIPCION A:___________</text:span></text:p>
        <text:p text:style-name="P5"><text:span text:style-name="T5"><text:s text:c="103"/>FECHA DE BAJA____________</text:span></text:p>
        <text:p text:style-name="P6"><text:span text:style-name="T6">NOMBRE DEL ALUMNO:___________________________________________________<text:s text:c="38"/></text:span></text:p>
        <text:p text:style-name="P7"><text:span text:style-name="T7"><text:s text:c="69"/>APELLIDO<text:s text:c="2"/>PATERNO<text:s text:c="13"/>MATERNO<text:s text:c="18"/>NOMBRE (S)</text:span></text:p>
        <text:p text:style-name="P9"><text:span text:style-name="T8">FECHA<text:s text:c="161"/>NACIMIENTO______________
EDAD: ________<text:s text:c="2"/>SEXO: _______<text:s text:c="3"/>CURP: ________________________</text:span></text:p>
        <text:p text:style-name="P10"><text:span text:style-name="T9">PRIMARIA__________________<text:s text:c="2"/>CCT_________________________ T_________<text:s text:c="25"/>FOLIO CERTIFICADO_______________________<text:s text:c="7"/>PROMEDIO: _______________</text:span></text:p>
        <text:p text:style-name="P11"><text:span text:style-name="T10">ESCUELA<text:s text:c="161"/>PROCEDENCIA______________
CCT: ________<text:s text:c="2"/>T _______ 1°_______<text:s text:c="2"/>2°: ______________</text:span></text:p>
        <text:p text:style-name="P12"><text:span text:style-name="T11">DOMICILIO________________________________________________<text:s text:c="4"/>E-MAIL: ________________</text:span></text:p>
        <text:p text:style-name="P13"><text:span text:style-name="T12"><text:s text:c="35"/>CALLE<text:s text:c="3"/>No.<text:s text:c="2"/>CRUZAMIENTOS<text:s text:c="6"/>COLONIA<text:s text:c="9"/>LOCALIDAD</text:span></text:p>
        <text:p text:style-name="P15"><text:span text:style-name="T13">CELULAR__________________<text:s text:c="2"/>LAPTOP____ TABLET____<text:s text:c="6"/>COMP________<text:s text:c="7"/>TV: _____
HERMANOS____________<text:s text:c="2"/>EDAD:________________</text:span></text:p>
        <table:table table:name="fb3bc8" table:style="fb3bc8">
          <table:table-column table:style-name="fb3bc8.0"/>
          <table:table-column table:style-name="fb3bc8.1"/>
          <table:table-row>
            <table:table-cell office:value-type="string">
              <text:p><text:span>

____<text:s text:c="3"/>COPIA<text:s text:c="2"/>DE<text:s text:c="2"/>ACTA<text:s text:c="2"/>DE<text:s text:c="2"/>NACIMIENTO
<text:s text:c="26"/>____<text:s text:c="3"/>COPIA<text:s text:c="3"/>CURP
<text:s text:c="66"/>____<text:s text:c="3"/>4<text:s text:c="2"/>FOTOS<text:s text:c="3"/>T/INFANTIL
<text:s text:c="48"/>____<text:s text:c="3"/>CONSTANCIA DE ESTUDIO O INSCRIPCION
<text:s text:c="27"/>____<text:s text:c="2"/>COMPROBANTE<text:s text:c="2"/>DE<text:s text:c="2"/>DOMICILIO
<text:s text:c="48"/>____<text:s text:c="3"/>COPIA<text:s text:c="2"/>CURP DEL TUTOR
<text:s text:c="48"/>____<text:s text:c="2"/>COPIA<text:s text:c="3"/>DE<text:s text:c="2"/>CERTIFICADO<text:s text:c="2"/>DE<text:s text:c="2"/>PRIMARIA
<text:s text:c="45"/>____ORIGINAL<text:s text:c="2"/>Y<text:s text:c="2"/>COPIA<text:s text:c="2"/>DE<text:s text:c="2"/>LA<text:s text:c="2"/>BOLETA<text:s text:c="2"/>DE<text:s text:c="2"/>CALIF. 6°<text:s text:c="2"/>PRIM
<text:s text:c="12"/>_____ CONSTANCIA DE BUENA CONDUCTA
</text:span></text:p>
            </table:table-cell>
            <table:table-cell office:value-type="string">
              <text:p><text:span>

____ORIGINAL<text:s text:c="2"/>Y<text:s text:c="2"/>COPIA<text:s text:c="2"/>DE<text:s text:c="2"/>LA<text:s text:c="2"/>BOLETA<text:s text:c="2"/>DE<text:s text:c="2"/>CALIF. 1°<text:s text:c="2"/>2°<text:s text:c="2"/>SEC.
<text:s text:c="26"/>____<text:s text:c="3"/>CONSTANCIA<text:s text:c="3"/>DE<text:s text:c="2"/>TRASLADO
<text:s text:c="48"/>____CONSTANCIA<text:s text:c="2"/>E E R<text:s text:c="2"/>(EXAM .EXTRAORDINARIO REGULARIZACION)
<text:s text:c="56"/>____<text:s text:c="3"/>CONSTANCIA<text:s text:c="2"/>DISCAPACIDAD (en su caso)
<text:s text:c="27"/>____<text:s text:c="2"/>CONSTANCIA MEDICA ALERGIAS O PADECIMIENTO
<text:s text:c="12"/>_____ OTROS
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able:table table:name="29c670" table:style="29c670">
          <table:table-column table:style-name="29c670.0"/>
          <table:table-column table:style-name="29c670.1"/>
          <table:table-row>
            <table:table-cell office:value-type="string">
              <text:p><text:span>

NOMBRE TUTOR__________________

OCUPACION__________________
<text:s text:c="48"/>GRADO ESTUDIO__________________

TELEFONO__________________

CURP.TUTOR__________________

DOMICILIO__________________
</text:span></text:p>
            </table:table-cell>
            <table:table-cell office:value-type="string">
              <text:p><text:span>

Acepto y me comprometo a cumplir con las siguientes responsabilidades:
<text:s text:c="53"/>1.- A pagar la Colegiatura en los primeros 10
<text:s text:c="5"/>días hábiles de cada mes.
<text:s text:c="33"/>*De no cumplir con este punto se pagará un recargo.
<text:s text:c="51"/>*Adeudar 2 Colegiaturas, obliga a la
<text:s text:c="14"/>suspensión del servicio educativo
<text:s text:c="31"/>*En su caso, el pago de inscripción, no es de carácter devolutivo
<text:s text:c="46"/>2.- A traer completos los documentos requeridos
<text:s text:c="6"/>para la inscripción.

</text:span></text:p>
            </table:table-cell>
          </table:table-row>
        </table:table>
        <text:p text:style-name="P16"><text:span text:style-name="T14">EMAIL</text:span></text:p>
        <table:table table:name="bac4eb" table:style="bac4eb">
          <table:table-column table:style-name="bac4eb.0"/>
          <table:table-row>
            <table:table-cell office:value-type="string">
              <text:p><text:span>
PLAYERA POLO:<text:s text:c="25"/>(#<text:s text:c="5"/>)
</text:span></text:p>
            </table:table-cell>
          </table:table-row>
        </table:table>
        <text:p text:style-name="P17"><text:span text:style-name="T15"><text:s text:c="93"/>FIRMA</text:span></text:p>
        <text:p text:style-name="P18"><text:span text:style-name="T16"><text:s text:c="84"/>DE CONFORMIDAD__________________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amViewer15" svg:font-family="TeamViewer15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text-align="center"/>
    </style:style>
    <style:style style:name="bac4eb" style:family="table">
      <style:table-properties style:rel-width="100" table:align="center"/>
    </style:style>
    <style:style style:name="bac4eb.0" style:family="table-column">
      <style:table-column-properties style:column-width="7.76cm"/>
    </style:style>
    <style:style style:name="29c670" style:family="table">
      <style:table-properties style:rel-width="100" table:align="center"/>
    </style:style>
    <style:style style:name="29c670.0" style:family="table-column">
      <style:table-column-properties style:column-width="8.82cm"/>
    </style:style>
    <style:style style:name="29c670.1" style:family="table-column">
      <style:table-column-properties style:column-width="12.35cm"/>
    </style:style>
  </office:styles>
  <office:automatic-styles>
    <style:page-layout style:name="Mpm1">
      <style:page-layout-properties fo:page-width="21cm" fo:page-height="29.7cm" style:num-format="1" style:print-orientation="portrait" fo:margin-top="0.5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/>
    </style:page-layout>
  </office:automatic-styles>
  <office:master-styles>
    <style:master-page style:name="Standard1" style:page-layout-name="Mpm1">
      <style:header>
        <text:p><text:span><text:s text:c="30"/>SECRETERIA DE EDUCACION PÚBLICA<text:s/></text:span></text:p>
        <text:p><text:span><text:s text:c="20"/>ES.SEC.PART.INC,<text:s text:c="3"/>"FRAY DIEGO DE LANDA"<text:s text:c="2"/>No.64</text:span></text:p>
        <text:p><text:span><text:s text:c="55"/>Clave:<text:s text:c="2"/>31PES0079A</text:span></text:p>
        <text:p><text:span><text:s text:c="26"/>ACUERDO 208 DE FECHA 29 DE JULIO DE 1994<text:s/></text:span></text:p>
        <text:p><text:span><text:s text:c="16"/>C 23 No.206-D x 30 y 32<text:s text:c="2"/>TEL. (93) 1 07 37<text:s text:c="2"/>HUNUCMÁ,YUCATÁN</text:span></text:p>
        <text:p><text:span><text:s text:c="40"/>e-mail: fray_diego64@hotmail.com</text:span></text:p>
        <text:p text:style-name="IM1"><draw:frame draw:style-name="fr1" draw:name="5ceb06" text:anchor-type="as-char" svg:width="1.5cm" svg:height="1.9cm" draw:z-index="1"><draw:image xlink:href="Pictures/header1_image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7-17T21:18:35.000</dc:date>
    <meta:generator>PHPWord</meta:generator>
    <meta:initial-creator/>
    <meta:creation-date>2021-07-17T21:18:35.000</meta:creation-date>
    <meta:keyword/>
    <meta:user-defined meta:name="Category"/>
    <meta:user-defined meta:name="Company"/>
    <meta:user-defined meta:name="Manager"/>
  </office:meta>
</office:document-meta>
</file>